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config="urn:oasis:names:tc:opendocument:xmlns:config:1.0" xmlns:ooo="http://openoffice.org/2004/office" xmlns:dc="http://purl.org/dc/elements/1.1/" xmlns:fo="urn:oasis:names:tc:opendocument:xmlns:xsl-fo-compatible:1.0" xmlns:number="urn:oasis:names:tc:opendocument:xmlns:datastyle:1.0" xmlns:ns42="urn:org:documentfoundation:names:experimental:calc:xmlns:calcext:1.0" xmlns:svg="urn:oasis:names:tc:opendocument:xmlns:svg-compatib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config="urn:oasis:names:tc:opendocument:xmlns:config:1.0" xmlns:ooo="http://openoffice.org/2004/office" xmlns:dc="http://purl.org/dc/elements/1.1/" xmlns:fo="urn:oasis:names:tc:opendocument:xmlns:xsl-fo-compatible:1.0" xmlns:number="urn:oasis:names:tc:opendocument:xmlns:datastyle:1.0" xmlns:ns42="urn:org:documentfoundation:names:experimental:calc:xmlns:calcext:1.0" xmlns:svg="urn:oasis:names:tc:opendocument:xmlns:svg-compatible:1.0" office:version="1.2">
  <office:automatic-styles/>
  <office:body>
    <office:spreadsheet>
      <table:table table:name="Players">
        <table:table-row>
          <table:table-cell office:value-type="string">
            <text:p>PlayerName</text:p>
          </table:table-cell>
          <table:table-cell office:value-type="string">
            <text:p>Main_Category</text:p>
          </table:table-cell>
          <table:table-cell office:value-type="string">
            <text:p>Player_Points</text:p>
          </table:table-cell>
        </table:table-row>
        <table:table-row>
          <table:table-cell office:value-type="string">
            <text:p>Drakmur</text:p>
          </table:table-cell>
          <table:table-cell office:value-type="string">
            <text:p>Drakmur</text:p>
          </table:table-cell>
          <table:table-cell office:value-type="string">
            <text:p>17</text:p>
          </table:table-cell>
        </table:table-row>
        <table:table-row>
          <table:table-cell office:value-type="string">
            <text:p>Zejoe</text:p>
          </table:table-cell>
          <table:table-cell office:value-type="string">
            <text:p>Zejoe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PTF</text:p>
          </table:table-cell>
          <table:table-cell office:value-type="string">
            <text:p>PTF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Martin</text:p>
          </table:table-cell>
          <table:table-cell office:value-type="string">
            <text:p>Martin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Mathis</text:p>
          </table:table-cell>
          <table:table-cell office:value-type="string">
            <text:p>Mathis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Ben</text:p>
          </table:table-cell>
          <table:table-cell office:value-type="string">
            <text:p>Ben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GrosLombaire</text:p>
          </table:table-cell>
          <table:table-cell office:value-type="string">
            <text:p>GrosLombaire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Jeanjarjar</text:p>
          </table:table-cell>
          <table:table-cell office:value-type="string">
            <text:p>Jeanjarjar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Plags</text:p>
          </table:table-cell>
          <table:table-cell office:value-type="string">
            <text:p>Plags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Robin</text:p>
          </table:table-cell>
          <table:table-cell office:value-type="string">
            <text:p>Robin</text:p>
          </table:table-cell>
          <table:table-cell office:value-type="float" office:value="0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config="urn:oasis:names:tc:opendocument:xmlns:config:1.0" xmlns:ooo="http://openoffice.org/2004/office" xmlns:dc="http://purl.org/dc/elements/1.1/" xmlns:fo="urn:oasis:names:tc:opendocument:xmlns:xsl-fo-compatible:1.0" xmlns:number="urn:oasis:names:tc:opendocument:xmlns:datastyle:1.0" xmlns:ns42="urn:org:documentfoundation:names:experimental:calc:xmlns:calcext:1.0" xmlns:svg="urn:oasis:names:tc:opendocument:xmlns:svg-compatib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config="urn:oasis:names:tc:opendocument:xmlns:config:1.0" xmlns:ooo="http://openoffice.org/2004/office" xmlns:dc="http://purl.org/dc/elements/1.1/" xmlns:fo="urn:oasis:names:tc:opendocument:xmlns:xsl-fo-compatible:1.0" xmlns:number="urn:oasis:names:tc:opendocument:xmlns:datastyle:1.0" xmlns:ns42="urn:org:documentfoundation:names:experimental:calc:xmlns:calcext:1.0" xmlns:svg="urn:oasis:names:tc:opendocument:xmlns:svg-compatible:1.0" office:version="1.2">
  <office:meta>
    <meta:generator>ODFPY/1.4.1</meta:generator>
  </office:meta>
</office:document-meta>
</file>